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6FF7_2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6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Leon Cohen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February 27, 1892</text:p>
      <text:p text:style-name="P2">Month<text:tab/><text:tab/><text:tab/><text:tab/><text:tab/><text:tab/>February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6">Thursday Morning Feb 27<text:span text:style-name="T2">th</text:span><text:span text:style-name="T3">/</text:span></text:p>
      <text:p text:style-name="P5"><text:span text:style-name="T3">Rev</text:span><text:span text:style-name="T2">d</text:span><text:span text:style-name="T3"> Sir/</text:span></text:p>
      <text:p text:style-name="P5"><text:span text:style-name="T3"><text:tab/>Knowing your practise of/ visiting all hospitals, asylums etc, where/ you think you can be of use to any of/ our suffering coreligionists, I take the/ liberty of mentioning the following cir-/cumstance./</text:span></text:p>
      <text:p text:style-name="P5"><text:span text:style-name="T3"><text:tab/>In a recent letter from the Doctor/ he sent a message to a Mr Henry/ Lyons, formerly of the Steamer Florida/ &amp; at present in the Phila Naval/ Asylum. <text:s/>He mentioned incidentally/ that Mr Lyons was a Jew--of a/ highly respectable West Indian fam-/ily from whom he ran way./</text:span></text:p>
      <text:p text:style-name="P5"><text:span text:style-name="T3"><text:tab/>As the young man may be in/ need of religious consolation I have/ thought it right to inform you of the/ circumstance./</text:span></text:p>
      <text:p text:style-name="P5"><text:span text:style-name="T3"><text:tab/>Very Respectfully/</text:span></text:p>
      <text:p text:style-name="P5"><text:span text:style-name="T3"><text:tab/><text:tab/>Leon Cohen/</text:span></text:p>
      <text:p text:style-name="P5"><text:span text:style-name="T3">Revd S. Morai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1:52:08.72</meta:creation-date>
    <dc:date>2011-12-01T11:57:52.61</dc:date>
    <dc:creator>Penn Libraries</dc:creator>
    <meta:editing-duration>PT00H05M4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78" meta:character-count="1927"/>
  </office:meta>
</office:document-meta>
</file>